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20</text:p>
          </table:table-cell>
          <table:table-cell table:style-name="ACE-3" office:value-type="float" office:value="2.3100000000000001">
            <text:p>2.31</text:p>
          </table:table-cell>
          <table:table-cell table:style-name="ACE-3" office:value-type="float" office:value="107.63">
            <text:p>107.63</text:p>
          </table:table-cell>
          <table:table-cell table:style-name="ACE-0" office:value-type="float" office:value="11460">
            <text:p>114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680000000000007">
            <text:p>−70.6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113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7.150000000000006">
            <text:p>−87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0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230">
            <text:p>12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7.900000000000006">
            <text:p>−87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09_3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290">
            <text:p>12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y branch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340000000000003">
            <text:p>−80.3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6_1</text:p>
          </table:table-cell>
          <table:table-cell table:style-name="ACE-3" office:value-type="float" office:value="4.1600000000000001">
            <text:p>4.16</text:p>
          </table:table-cell>
          <table:table-cell table:style-name="ACE-3" office:value-type="float" office:value="108.58">
            <text:p>108.58</text:p>
          </table:table-cell>
          <table:table-cell table:style-name="ACE-0" office:value-type="float" office:value="12335">
            <text:p>12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7.099999999999994">
            <text:p>−8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08_1</text:p>
          </table:table-cell>
          <table:table-cell table:style-name="ACE-3" office:value-type="float" office:value="3.2999999999999998">
            <text:p>3.30</text:p>
          </table:table-cell>
          <table:table-cell table:style-name="ACE-3" office:value-type="float" office:value="108.79000000000001">
            <text:p>108.79</text:p>
          </table:table-cell>
          <table:table-cell table:style-name="ACE-0" office:value-type="float" office:value="12360">
            <text:p>123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310000000000002">
            <text:p>−80.3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05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370">
            <text:p>123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769999999999996">
            <text:p>−95.7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10_1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15">
            <text:p>1241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root, in situ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780000000000001">
            <text:p>−84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06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10">
            <text:p>12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769999999999996">
            <text:p>−95.7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2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609999999999999">
            <text:p>−91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112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-fibres, in situ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280000000000001">
            <text:p>−95.2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10_3</text:p>
          </table:table-cell>
          <table:table-cell table:style-name="ACE-3" office:value-type="float" office:value="3.4700000000000002">
            <text:p>3.47</text:p>
          </table:table-cell>
          <table:table-cell table:style-name="ACE-3" office:value-type="float" office:value="108.69">
            <text:p>108.69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780000000000001">
            <text:p>−84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568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50">
            <text:p>12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230000000000004">
            <text:p>−93.2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570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470">
            <text:p>12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310000000000002">
            <text:p>−95.3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10">
            <text:p>125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310000000000002">
            <text:p>−96.3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569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60">
            <text:p>125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150000000000006">
            <text:p>−95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111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580">
            <text:p>1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.040000000000006">
            <text:p>−95.0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2567_1</text:p>
          </table:table-cell>
          <table:table-cell table:style-name="ACE-3" office:value-type="float" office:value="4.3600000000000003">
            <text:p>4.36</text:p>
          </table:table-cell>
          <table:table-cell table:style-name="ACE-3" office:value-type="float" office:value="108.65000000000001">
            <text:p>108.65</text:p>
          </table:table-cell>
          <table:table-cell table:style-name="ACE-0" office:value-type="float" office:value="12650">
            <text:p>12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60000000000002">
            <text:p>−93.0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604_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108.83">
            <text:p>108.83</text:p>
          </table:table-cell>
          <table:table-cell table:style-name="ACE-0" office:value-type="float" office:value="12765">
            <text:p>127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84999999999999">
            <text:p>−104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4178</text:p>
          </table:table-cell>
          <table:table-cell table:style-name="ACE-3" office:value-type="float" office:value="3.54">
            <text:p>3.54</text:p>
          </table:table-cell>
          <table:table-cell table:style-name="ACE-3" office:value-type="float" office:value="108.54000000000001">
            <text:p>108.5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iece of wood, conv. 14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4.90000000000001">
            <text:p>−104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5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3570">
            <text:p>13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16">
            <text:p>−105.1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2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0999999999999">
            <text:p>−110.7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6</text:p>
          </table:table-cell>
          <table:table-cell table:style-name="ACE-3" office:value-type="float" office:value="3.6299999999999999">
            <text:p>3.63</text:p>
          </table:table-cell>
          <table:table-cell table:style-name="ACE-3" office:value-type="float" office:value="108.53">
            <text:p>108.53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9.26000000000001">
            <text:p>−109.2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3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11">
            <text:p>−114.1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3</text:p>
          </table:table-cell>
          <table:table-cell table:style-name="ACE-3" office:value-type="float" office:value="4.29">
            <text:p>4.29</text:p>
          </table:table-cell>
          <table:table-cell table:style-name="ACE-3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11">
            <text:p>−114.1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3" office:value-type="float" office:value="4.75">
            <text:p>4.75</text:p>
          </table:table-cell>
          <table:table-cell table:style-name="ACE-3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each residu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6_2</text:p>
          </table:table-cell>
          <table:table-cell table:style-name="ACE-3" office:value-type="float" office:value="4.7699999999999996">
            <text:p>4.77</text:p>
          </table:table-cell>
          <table:table-cell table:style-name="ACE-3" office:value-type="float" office:value="109.523">
            <text:p>109.52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5">
            <text:p>−121.0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5_2</text:p>
          </table:table-cell>
          <table:table-cell table:style-name="ACE-3" office:value-type="float" office:value="4.7699999999999996">
            <text:p>4.77</text:p>
          </table:table-cell>
          <table:table-cell table:style-name="ACE-3" office:value-type="float" office:value="109.523">
            <text:p>109.52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26000000000001">
            <text:p>−115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0</text:p>
          </table:table-cell>
          <table:table-cell table:style-name="ACE-3" office:value-type="float" office:value="4.9820000000000002">
            <text:p>4.98</text:p>
          </table:table-cell>
          <table:table-cell table:style-name="ACE-3" office:value-type="float" office:value="109.96599999999999">
            <text:p>109.97</text:p>
          </table:table-cell>
          <table:table-cell table:style-name="ACE-0" office:value-type="float" office:value="16110">
            <text:p>161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0_2</text:p>
          </table:table-cell>
          <table:table-cell table:style-name="ACE-3" office:value-type="float" office:value="4.9820000000000002">
            <text:p>4.98</text:p>
          </table:table-cell>
          <table:table-cell table:style-name="ACE-3" office:value-type="float" office:value="109.96599999999999">
            <text:p>109.97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6_1</text:p>
          </table:table-cell>
          <table:table-cell table:style-name="ACE-3" office:value-type="float" office:value="4.7699999999999996">
            <text:p>4.77</text:p>
          </table:table-cell>
          <table:table-cell table:style-name="ACE-3" office:value-type="float" office:value="109.523">
            <text:p>109.52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5">
            <text:p>−121.0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75_1</text:p>
          </table:table-cell>
          <table:table-cell table:style-name="ACE-3" office:value-type="float" office:value="4.7699999999999996">
            <text:p>4.77</text:p>
          </table:table-cell>
          <table:table-cell table:style-name="ACE-3" office:value-type="float" office:value="109.523">
            <text:p>109.52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26000000000001">
            <text:p>−115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0_1</text:p>
          </table:table-cell>
          <table:table-cell table:style-name="ACE-3" office:value-type="float" office:value="4.9820000000000002">
            <text:p>4.98</text:p>
          </table:table-cell>
          <table:table-cell table:style-name="ACE-3" office:value-type="float" office:value="109.96599999999999">
            <text:p>109.97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1_2</text:p>
          </table:table-cell>
          <table:table-cell table:style-name="ACE-0" office:value-type="float" office:value="4.3129999999999997">
            <text:p>4.313</text:p>
          </table:table-cell>
          <table:table-cell table:style-name="ACE-0" office:value-type="float" office:value="108.715">
            <text:p>108.715</text:p>
          </table:table-cell>
          <table:table-cell table:style-name="ACE-0" office:value-type="float" office:value="19400">
            <text:p>194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8.900000000000006">
            <text:p>−88.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31_1</text:p>
          </table:table-cell>
          <table:table-cell table:style-name="ACE-0" office:value-type="float" office:value="4.3129999999999997">
            <text:p>4.313</text:p>
          </table:table-cell>
          <table:table-cell table:style-name="ACE-0" office:value-type="float" office:value="108.715">
            <text:p>108.715</text:p>
          </table:table-cell>
          <table:table-cell table:style-name="ACE-0" office:value-type="float" office:value="20160">
            <text:p>2016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8.900000000000006">
            <text:p>−88.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28</text:p>
          </table:table-cell>
          <table:table-cell table:style-name="ACE-0" office:value-type="float" office:value="4.5659999999999998">
            <text:p>4.566</text:p>
          </table:table-cell>
          <table:table-cell table:style-name="ACE-0" office:value-type="float" office:value="108.70999999999999">
            <text:p>108.71</text:p>
          </table:table-cell>
          <table:table-cell table:style-name="ACE-0" office:value-type="float" office:value="21490">
            <text:p>2149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909999999999997">
            <text:p>−96.9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45_2</text:p>
          </table:table-cell>
          <table:table-cell table:style-name="ACE-0" office:value-type="float" office:value="2.7919999999999998">
            <text:p>2.792</text:p>
          </table:table-cell>
          <table:table-cell table:style-name="ACE-0" office:value-type="float" office:value="107.93899999999999">
            <text:p>107.939</text:p>
          </table:table-cell>
          <table:table-cell table:style-name="ACE-0" office:value-type="float" office:value="21980">
            <text:p>219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7.349999999999994">
            <text:p>−9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45_1</text:p>
          </table:table-cell>
          <table:table-cell table:style-name="ACE-0" office:value-type="float" office:value="2.7919999999999998">
            <text:p>2.792</text:p>
          </table:table-cell>
          <table:table-cell table:style-name="ACE-0" office:value-type="float" office:value="107.93899999999999">
            <text:p>107.939</text:p>
          </table:table-cell>
          <table:table-cell table:style-name="ACE-0" office:value-type="float" office:value="22810">
            <text:p>228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7.349999999999994">
            <text:p>−9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44_2</text:p>
          </table:table-cell>
          <table:table-cell table:style-name="ACE-0" office:value-type="float" office:value="2.7919999999999998">
            <text:p>2.792</text:p>
          </table:table-cell>
          <table:table-cell table:style-name="ACE-0" office:value-type="float" office:value="107.93899999999999">
            <text:p>107.939</text:p>
          </table:table-cell>
          <table:table-cell table:style-name="ACE-0" office:value-type="float" office:value="23270">
            <text:p>2327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5.810000000000002">
            <text:p>−95.8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8_2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3310">
            <text:p>2331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Wood macrofossil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544_1</text:p>
          </table:table-cell>
          <table:table-cell table:style-name="ACE-0" office:value-type="float" office:value="2.7919999999999998">
            <text:p>2.792</text:p>
          </table:table-cell>
          <table:table-cell table:style-name="ACE-0" office:value-type="float" office:value="107.93899999999999">
            <text:p>107.939</text:p>
          </table:table-cell>
          <table:table-cell table:style-name="ACE-0" office:value-type="float" office:value="23460">
            <text:p>234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5.810000000000002">
            <text:p>−95.8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988_4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4790">
            <text:p>247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Hanebuth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250">
            <text:p>15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ore facies, bulk sediment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580">
            <text:p>1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5670">
            <text:p>1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leacha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5780">
            <text:p>15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ore facies, peat pieces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305-2</text:p>
          </table:table-cell>
          <table:table-cell table:style-name="ACE-0" office:value-type="float" office:value="4.29">
            <text:p>4.29</text:p>
          </table:table-cell>
          <table:table-cell table:style-name="ACE-0" office:value-type="float" office:value="109.08">
            <text:p>109.08</text:p>
          </table:table-cell>
          <table:table-cell table:style-name="ACE-0" office:value-type="float" office:value="16140">
            <text:p>161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ore facies, piece of wood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4.09999999999999">
            <text:p>−114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220">
            <text:p>16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leacha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idal flat facies, wood, leacha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">
            <text:p>−12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69-2</text:p>
          </table:table-cell>
          <table:table-cell table:style-name="ACE-0" office:value-type="float" office:value="4.7699999999999996">
            <text:p>4.77</text:p>
          </table:table-cell>
          <table:table-cell table:style-name="ACE-0" office:value-type="float" office:value="109.44">
            <text:p>109.44</text:p>
          </table:table-cell>
          <table:table-cell table:style-name="ACE-0" office:value-type="float" office:value="17200">
            <text:p>17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ubtidal facies, bulk sediment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310">
            <text:p>17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idal flat facies, wood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K-18276-2</text:p>
          </table:table-cell>
          <table:table-cell table:style-name="ACE-0" office:value-type="float" office:value="4.75">
            <text:p>4.75</text:p>
          </table:table-cell>
          <table:table-cell table:style-name="ACE-0" office:value-type="float" office:value="109.75">
            <text:p>109.75</text:p>
          </table:table-cell>
          <table:table-cell table:style-name="ACE-0" office:value-type="float" office:value="17680">
            <text:p>17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idal flat facies, bulk sediment, insolubl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6.59999999999999">
            <text:p>−116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5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43">
          <gnm:selection gnm:start-col="15" gnm:start-row="43" gnm:end-col="15" gnm:end-row="5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8:08:5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